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.40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les</dc:title>
    <meta:initial-creator>NSC72</meta:initial-creator>
    <meta:creation-date>2009-07-08T12:27:00</meta:creation-date>
    <dc:creator>NSC72</dc:creator>
    <dc:date>2009-07-08T12:28:00</dc:date>
    <meta:editing-cycles>1</meta:editing-cycles>
    <meta:editing-duration>PT00H01M00S</meta:editing-duration>
    <meta:document-statistic meta:table-count="0" meta:image-count="0" meta:object-count="0" meta:page-count="1" meta:paragraph-count="1" meta:word-count="1" meta:character-count="6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